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880" officeooo:paragraph-rsid="00186880"/>
    </style:style>
    <style:style style:name="P2" style:family="paragraph" style:parent-style-name="Standard">
      <style:text-properties officeooo:rsid="00186880" officeooo:paragraph-rsid="001912cd"/>
    </style:style>
    <style:style style:name="P3" style:family="paragraph" style:parent-style-name="Standard">
      <style:text-properties officeooo:paragraph-rsid="00186880"/>
    </style:style>
    <style:style style:name="P4" style:family="paragraph" style:parent-style-name="Standard">
      <style:text-properties fo:font-variant="normal" fo:text-transform="none" fo:color="#abb2bf" style:font-name="monospace" fo:font-size="8pt" fo:letter-spacing="normal" fo:font-style="normal" fo:font-weight="normal" officeooo:paragraph-rsid="00186880" style:font-size-asian="8pt" style:font-size-complex="8pt"/>
    </style:style>
    <style:style style:name="T1" style:family="text">
      <style:text-properties officeooo:rsid="00186880"/>
    </style:style>
    <style:style style:name="T2" style:family="text">
      <style:text-properties fo:font-variant="normal" fo:text-transform="none" fo:color="#98c379" style:font-name="monospace" fo:font-size="8pt" fo:letter-spacing="normal" fo:font-style="normal" fo:font-weight="normal" style:font-size-asian="8pt" style:font-size-complex="8pt"/>
    </style:style>
    <style:style style:name="T3" style:family="text">
      <style:text-properties fo:font-variant="normal" fo:text-transform="none" fo:color="#abb2bf" style:font-name="monospace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fo:color="#f8f8f2" fo:font-size="8pt" fo:letter-spacing="normal" style:font-size-asian="8pt" style:font-size-complex="8pt"/>
    </style:style>
    <style:style style:name="T5" style:family="text">
      <style:text-properties fo:font-variant="normal" fo:text-transform="none" fo:color="#f8f8f2" style:font-name="monospace" fo:font-size="8pt" fo:letter-spacing="normal" fo:font-style="normal" fo:font-weight="normal" style:font-size-asian="8pt" style:font-size-complex="8pt"/>
    </style:style>
    <style:style style:name="T6" style:family="text">
      <style:text-properties officeooo:rsid="001912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ngular project</text:p>
      <text:p text:style-name="P1"><text:tab/>ng new &lt;proj_name&gt;</text:p>
      <text:p text:style-name="P1"/>
      <text:p text:style-name="P1">Create angular routes</text:p>
      <text:p text:style-name="P1"><text:tab/>ng g m app-routing –flat -m app</text:p>
      <text:p text:style-name="P1"><text:tab/>edit app-routing.module.ts and add below code</text:p>
      <text:p text:style-name="P1"><text:tab/>import { RouterModule, Routes } from ‘@angular/router’</text:p>
      <text:p text:style-name="P1"/>
      <text:p text:style-name="P2"><text:tab/>edit app.module.ts and add below code</text:p>
      <text:p text:style-name="P2"><text:tab/>import { RouterModule } from ‘@angular/router’. <text:span text:style-name="T6">Modify import statement also</text:span></text:p>
      <text:p text:style-name="P1"/>
      <text:p text:style-name="P1"><text:tab/>after import statements, add below line </text:p>
      <text:p text:style-name="P1"><text:tab/>const routes : Routes = [</text:p>
      <text:p text:style-name="P1"><text:tab/><text:tab/>{ path : ‘path1’, component : SomeComponent }</text:p>
      <text:p text:style-name="P1"><text:tab/>]</text:p>
      <text:p text:style-name="P1"/>
      <text:p text:style-name="P1"><text:tab/>in @ngModule decorator, in imports add RouterModule.forRoot(routes)</text:p>
      <text:p text:style-name="P1"/>
      <text:p text:style-name="P1">Install bootstrap</text:p>
      <text:p text:style-name="P1"><text:tab/>npm install bootstrap</text:p>
      <text:p text:style-name="P1"><text:tab/>edit angular.json file as below</text:p>
      <text:p text:style-name="P3"><text:span text:style-name="T1"><text:tab/><text:tab/></text:span><text:span text:style-name="T2">"styles"</text:span><text:span text:style-name="T3">:</text:span><text:span text:style-name="T4"> </text:span><text:span text:style-name="T3">[</text:span><text:span text:style-name="T4"> </text:span><text:span text:style-name="T2">"node_modules/bootstrap/dist/css/bootstrap.min.css"</text:span><text:span text:style-name="T3">,</text:span><text:span text:style-name="T4"> </text:span></text:p>
      <text:p text:style-name="P3"><text:span text:style-name="T5"><text:tab/><text:tab/><text:tab/> <text:s text:c="3"/></text:span><text:span text:style-name="T2">"styles.scss"</text:span><text:span text:style-name="T4"> </text:span></text:p>
      <text:p text:style-name="P3"><text:span text:style-name="T5"><text:tab/><text:tab/><text:tab/> <text:s/></text:span><text:span text:style-name="T3">]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4:56:23.350238194</meta:creation-date>
    <dc:date>2019-04-29T19:35:48.647121434</dc:date>
    <meta:editing-duration>PT7H23M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88" meta:character-count="659" meta:non-whitespace-character-count="559"/>
  </office:meta>
</office:document-meta>
</file>